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cm"/>
    </style:style>
    <style:style style:name="co2" style:family="table-column">
      <style:table-column-properties fo:break-before="auto" style:column-width="1.732cm"/>
    </style:style>
    <style:style style:name="co3" style:family="table-column">
      <style:table-column-properties fo:break-before="auto" style:column-width="2.155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2.208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>
      <style:table-cell-properties fo:border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2.49pt solid #333333" fo:background-color="#ff66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fo:border="0.74pt solid #000000" fo:padding-bottom="0.035cm" fo:padding-left="0.136cm" fo:padding-right="0.035cm" fo:padding-top="0.035cm" style:rotation-align="none" style:vertical-align="middl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cc99" style:diagonal-bl-tr="none" style:diagonal-tl-br="none" style:text-align-source="fix" style:repeat-content="false" fo:border="0.74pt solid #000000" fo:padding-bottom="0.035cm" fo:padding-left="0.136cm" fo:padding-right="0.035cm" fo:padding-top="0.035cm" style:rotation-align="none" style:vertical-align="middle"/>
      <style:paragraph-properties fo:text-align="center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99cc99" fo:border="0.74pt solid #000000" fo:padding-bottom="0.035cm" fo:padding-left="0.136cm" fo:padding-right="0.035cm" fo:padding-top="0.035cm" style:vertical-align="middl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transparent" fo:border="0.74pt solid #000000" fo:padding-bottom="0.035cm" fo:padding-left="0.136cm" fo:padding-right="0.035cm" fo:padding-top="0.035cm" style:vertical-align="middl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="0.74pt solid #000000" fo:padding-bottom="0.035cm" fo:padding-left="0.136cm" fo:padding-right="0.035cm" fo:padding-top="0.035cm" style:vertical-align="middl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ffcc99" fo:border="0.74pt solid #000000" fo:padding-bottom="0.035cm" fo:padding-left="0.136cm" fo:padding-right="0.035cm" fo:padding-top="0.035cm" style:vertical-align="middl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fo:padding-bottom="0.035cm" fo:padding-left="0.136cm" fo:padding-right="0.035cm" fo:padding-top="0.035cm" style:rotation-align="none" style:vertical-align="middl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fo:border="0.74pt solid #000000" fo:padding-bottom="0.035cm" fo:padding-left="0.136cm" fo:padding-right="0.035cm" fo:padding-top="0.035cm" style:rotation-align="none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9cfb5" fo:border="0.74pt solid #000000" fo:padding-bottom="0.035cm" fo:padding-left="0.136cm" fo:padding-right="0.035cm" fo:padding-top="0.035cm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fo:border="0.74pt solid #000000" fo:padding-bottom="0.035cm" fo:padding-left="0.136cm" fo:padding-right="0.035cm" fo:padding-top="0.035cm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ffcc99" fo:border="0.74pt solid #000000" fo:padding-bottom="0.035cm" fo:padding-left="0.136cm" fo:padding-right="0.035cm" fo:padding-top="0.035cm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="0.74pt solid #000000" fo:padding-bottom="0.035cm" fo:padding-left="0.136cm" fo:padding-right="0.035cm" fo:padding-top="0.035cm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6">
      <style:table-cell-properties fo:background-color="#ffffff" style:diagonal-bl-tr="none" style:diagonal-tl-br="none" fo:border="0.74pt solid #000000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fo:background-color="#f9cfb5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6">
      <style:table-cell-properties fo:background-color="#ffffff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6">
      <style:table-cell-properties fo:background-color="#ffcc99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6">
      <style:table-cell-properties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0.74pt solid #000000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9cfb5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cc99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5f_BuiltIn_5f_Percent">
      <style:table-cell-properties style:glyph-orientation-vertical="0" fo:background-color="#f9cfb5" style:cell-protect="protected" style:print-content="true" style:diagonal-bl-tr="none" style:diagonal-tl-br="none" style:text-align-source="value-type" style:repeat-content="false" fo:wrap-option="no-wrap" fo:border="0.74pt solid #000000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ffffff" style:diagonal-bl-tr="none" style:diagonal-tl-br="none" fo:border="0.74pt solid #000000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f9cfb5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ffffff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ffcc99"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order="0.74pt solid #000000" fo:padding-bottom="0.035cm" fo:padding-left="0.035cm" fo:padding-right="0.136cm" fo:padding-top="0.035cm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shadow="hidden" draw:shadow-color="#dddddd" draw:shadow-opacity="70%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Fecha Inicio</text:p>
          </table:table-cell>
          <table:table-cell table:style-name="ce2" office:value-type="string" calcext:value-type="string">
            <text:p>Duración</text:p>
          </table:table-cell>
          <table:table-cell table:style-name="ce2" office:value-type="string" calcext:value-type="string">
            <text:p>Fecha Fin</text:p>
          </table:table-cell>
          <table:table-cell table:style-name="ce2" office:value-type="string" calcext:value-type="string">
            <text:p>Completado</text:p>
          </table:table-cell>
          <table:table-cell table:style-name="ce2" office:value-type="string" calcext:value-type="string">
            <text:p>Pendiente</text:p>
          </table:table-cell>
          <table:table-cell table:style-name="ce2" office:value-type="string" calcext:value-type="string">
            <text:p>Realizado</text:p>
          </table:table-cell>
          <table:table-cell table:number-columns-repeated="7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Redacción memoria</text:p>
          </table:table-cell>
          <table:table-cell table:style-name="ce21" office:value-type="date" office:date-value="2026-02-17" calcext:value-type="date">
            <text:p>17/02/2026</text:p>
          </table:table-cell>
          <table:table-cell table:style-name="ce28" office:value-type="float" office:value="103" calcext:value-type="float">
            <text:p>103</text:p>
          </table:table-cell>
          <table:table-cell table:style-name="ce21" table:formula="of:=[.D3]+[.E3]" office:value-type="date" office:date-value="2026-05-31" calcext:value-type="date">
            <text:p>31/05/2026</text:p>
          </table:table-cell>
          <table:table-cell table:style-name="ce41" office:value-type="percentage" office:value="0" calcext:value-type="percentage">
            <text:p>0%</text:p>
          </table:table-cell>
          <table:table-cell table:style-name="ce56" table:formula="of:=[.E3]-[.I3]" office:value-type="float" office:value="103" calcext:value-type="float">
            <text:p>103,00</text:p>
          </table:table-cell>
          <table:table-cell table:style-name="ce56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PEC1</text:p>
          </table:table-cell>
          <table:table-cell table:style-name="ce16" office:value-type="string" calcext:value-type="string">
            <text:p>Recursos teóricos</text:p>
          </table:table-cell>
          <table:table-cell table:style-name="ce22" office:value-type="date" office:date-value="2026-03-05" calcext:value-type="date">
            <text:p>05/03/2026</text:p>
          </table:table-cell>
          <table:table-cell table:style-name="ce30" office:value-type="float" office:value="10" calcext:value-type="float">
            <text:p>10</text:p>
          </table:table-cell>
          <table:table-cell table:style-name="ce22" table:formula="of:=[.D4]+[.E4]" office:value-type="date" office:date-value="2026-03-15" calcext:value-type="date">
            <text:p>15/03/2026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9" table:formula="of:=[.E4]-[.I4]" office:value-type="float" office:value="10" calcext:value-type="float">
            <text:p>10,00</text:p>
          </table:table-cell>
          <table:table-cell table:style-name="ce59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covered-table-cell table:style-name="ce8"/>
          <table:table-cell table:style-name="ce17" office:value-type="string" calcext:value-type="string">
            <text:p>Redacción teórica</text:p>
          </table:table-cell>
          <table:table-cell table:style-name="ce24" table:formula="of:=[.F4]+1" office:value-type="date" office:date-value="2026-03-16" calcext:value-type="date">
            <text:p>16/03/2026</text:p>
          </table:table-cell>
          <table:table-cell table:style-name="ce31" office:value-type="float" office:value="12" calcext:value-type="float">
            <text:p>12</text:p>
          </table:table-cell>
          <table:table-cell table:style-name="ce24" table:formula="of:=[.D5]+[.E5]" office:value-type="date" office:date-value="2026-03-28" calcext:value-type="date">
            <text:p>28/03/2026</text:p>
          </table:table-cell>
          <table:table-cell table:style-name="ce41" office:value-type="percentage" office:value="0" calcext:value-type="percentage">
            <text:p>0%</text:p>
          </table:table-cell>
          <table:table-cell table:style-name="ce60" table:formula="of:=[.E5]-[.I5]" office:value-type="float" office:value="12" calcext:value-type="float">
            <text:p>12,00</text:p>
          </table:table-cell>
          <table:table-cell table:style-name="ce60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1" table:number-rows-spanned="4">
            <text:p>PEC2</text:p>
          </table:table-cell>
          <table:table-cell table:style-name="ce18" office:value-type="string" calcext:value-type="string">
            <text:p>Búsqueda fuente</text:p>
          </table:table-cell>
          <table:table-cell table:style-name="ce25" office:value-type="date" office:date-value="2026-03-15" calcext:value-type="date">
            <text:p>15/03/2026</text:p>
          </table:table-cell>
          <table:table-cell table:style-name="ce36" office:value-type="float" office:value="3" calcext:value-type="float">
            <text:p>3</text:p>
          </table:table-cell>
          <table:table-cell table:style-name="ce25" table:formula="of:=[.D6]+[.E6]" office:value-type="date" office:date-value="2026-03-18" calcext:value-type="date">
            <text:p>18/03/2026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61" table:formula="of:=[.E6]-[.I6]" office:value-type="float" office:value="3" calcext:value-type="float">
            <text:p>3,00</text:p>
          </table:table-cell>
          <table:table-cell table:style-name="ce61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covered-table-cell table:style-name="ce10"/>
          <table:table-cell table:style-name="ce20" office:value-type="string" calcext:value-type="string">
            <text:p>Estudio previo</text:p>
          </table:table-cell>
          <table:table-cell table:style-name="ce27" table:formula="of:=[.F6]+1" office:value-type="date" office:date-value="2026-03-19" calcext:value-type="date">
            <text:p>19/03/2026</text:p>
          </table:table-cell>
          <table:table-cell table:style-name="ce37" office:value-type="float" office:value="10" calcext:value-type="float">
            <text:p>10</text:p>
          </table:table-cell>
          <table:table-cell table:style-name="ce27" table:formula="of:=[.D7]+[.E7]" office:value-type="date" office:date-value="2026-03-29" calcext:value-type="date">
            <text:p>29/03/2026</text:p>
          </table:table-cell>
          <table:table-cell table:style-name="ce53" office:value-type="percentage" office:value="0" calcext:value-type="percentage">
            <text:p>0%</text:p>
          </table:table-cell>
          <table:table-cell table:style-name="ce62" table:formula="of:=[.E7]-[.I7]" office:value-type="float" office:value="10" calcext:value-type="float">
            <text:p>10,00</text:p>
          </table:table-cell>
          <table:table-cell table:style-name="ce62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covered-table-cell table:style-name="ce8"/>
          <table:table-cell table:style-name="ce18" office:value-type="string" calcext:value-type="string">
            <text:p>Propuesta diseño</text:p>
          </table:table-cell>
          <table:table-cell table:style-name="ce25" table:formula="of:=[.F7]+1" office:value-type="date" office:date-value="2026-03-30" calcext:value-type="date">
            <text:p>30/03/2026</text:p>
          </table:table-cell>
          <table:table-cell table:style-name="ce36" office:value-type="float" office:value="10" calcext:value-type="float">
            <text:p>10</text:p>
          </table:table-cell>
          <table:table-cell table:style-name="ce25" table:formula="of:=[.D8]+[.E8]" office:value-type="date" office:date-value="2026-04-09" calcext:value-type="date">
            <text:p>09/04/2026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61" table:formula="of:=[.E8]-[.I8]" office:value-type="float" office:value="10" calcext:value-type="float">
            <text:p>10,00</text:p>
          </table:table-cell>
          <table:table-cell table:style-name="ce61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covered-table-cell table:style-name="ce10"/>
          <table:table-cell table:style-name="ce20" office:value-type="string" calcext:value-type="string">
            <text:p>Elección de herramientas</text:p>
          </table:table-cell>
          <table:table-cell table:style-name="ce27" table:formula="of:=[.F8]+1" office:value-type="date" office:date-value="2026-04-10" calcext:value-type="date">
            <text:p>10/04/2026</text:p>
          </table:table-cell>
          <table:table-cell table:style-name="ce37" office:value-type="float" office:value="2" calcext:value-type="float">
            <text:p>2</text:p>
          </table:table-cell>
          <table:table-cell table:style-name="ce27" table:formula="of:=[.D9]+[.E9]" office:value-type="date" office:date-value="2026-04-12" calcext:value-type="date">
            <text:p>12/04/2026</text:p>
          </table:table-cell>
          <table:table-cell table:style-name="ce53" office:value-type="percentage" office:value="0" calcext:value-type="percentage">
            <text:p>0%</text:p>
          </table:table-cell>
          <table:table-cell table:style-name="ce62" table:formula="of:=[.E9]-[.I9]" office:value-type="float" office:value="2" calcext:value-type="float">
            <text:p>2,00</text:p>
          </table:table-cell>
          <table:table-cell table:style-name="ce62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 calcext:value-type="string" table:number-columns-spanned="1" table:number-rows-spanned="2">
            <text:p>PEC3</text:p>
          </table:table-cell>
          <table:table-cell table:style-name="ce18" office:value-type="string" calcext:value-type="string">
            <text:p>Diseño del producto</text:p>
          </table:table-cell>
          <table:table-cell table:style-name="ce25" office:value-type="date" office:date-value="2026-04-13" calcext:value-type="date">
            <text:p>13/04/2026</text:p>
          </table:table-cell>
          <table:table-cell table:style-name="ce36" office:value-type="float" office:value="5" calcext:value-type="float">
            <text:p>5</text:p>
          </table:table-cell>
          <table:table-cell table:style-name="ce25" table:formula="of:=[.D10]+[.E10]" office:value-type="date" office:date-value="2026-04-18" calcext:value-type="date">
            <text:p>18/04/2026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61" table:formula="of:=[.E10]-[.I10]" office:value-type="float" office:value="5" calcext:value-type="float">
            <text:p>5,00</text:p>
          </table:table-cell>
          <table:table-cell table:style-name="ce61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covered-table-cell table:style-name="ce10"/>
          <table:table-cell table:style-name="ce20" office:value-type="string" calcext:value-type="string">
            <text:p>Implementación</text:p>
          </table:table-cell>
          <table:table-cell table:style-name="ce27" table:formula="of:=[.F10]+1" office:value-type="date" office:date-value="2026-04-19" calcext:value-type="date">
            <text:p>19/04/2026</text:p>
          </table:table-cell>
          <table:table-cell table:style-name="ce37" office:value-type="float" office:value="14" calcext:value-type="float">
            <text:p>14</text:p>
          </table:table-cell>
          <table:table-cell table:style-name="ce27" table:formula="of:=[.D11]+[.E11]" office:value-type="date" office:date-value="2026-05-03" calcext:value-type="date">
            <text:p>03/05/2026</text:p>
          </table:table-cell>
          <table:table-cell table:style-name="ce53" office:value-type="percentage" office:value="0" calcext:value-type="percentage">
            <text:p>0%</text:p>
          </table:table-cell>
          <table:table-cell table:style-name="ce62" table:formula="of:=[.E11]-[.I11]" office:value-type="float" office:value="14" calcext:value-type="float">
            <text:p>14,00</text:p>
          </table:table-cell>
          <table:table-cell table:style-name="ce62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13" office:value-type="string" calcext:value-type="string" table:number-columns-spanned="1" table:number-rows-spanned="3">
            <text:p>PEC4</text:p>
          </table:table-cell>
          <table:table-cell table:style-name="ce18" office:value-type="string" calcext:value-type="string">
            <text:p>Version final</text:p>
          </table:table-cell>
          <table:table-cell table:style-name="ce25" office:value-type="date" office:date-value="2026-05-04" calcext:value-type="date">
            <text:p>04/05/2026</text:p>
          </table:table-cell>
          <table:table-cell table:style-name="ce36" office:value-type="float" office:value="10" calcext:value-type="float">
            <text:p>10</text:p>
          </table:table-cell>
          <table:table-cell table:style-name="ce25" table:formula="of:=[.D12]+[.E12]" office:value-type="date" office:date-value="2026-05-14" calcext:value-type="date">
            <text:p>14/05/2026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61" table:formula="of:=[.E12]-[.I12]" office:value-type="float" office:value="10" calcext:value-type="float">
            <text:p>10,00</text:p>
          </table:table-cell>
          <table:table-cell table:style-name="ce61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covered-table-cell table:style-name="ce10"/>
          <table:table-cell table:style-name="ce20" office:value-type="string" calcext:value-type="string">
            <text:p>Video defensa</text:p>
          </table:table-cell>
          <table:table-cell table:style-name="ce27" office:value-type="date" office:date-value="2026-05-10" calcext:value-type="date">
            <text:p>10/05/2026</text:p>
          </table:table-cell>
          <table:table-cell table:style-name="ce37" office:value-type="float" office:value="21" calcext:value-type="float">
            <text:p>21</text:p>
          </table:table-cell>
          <table:table-cell table:style-name="ce27" table:formula="of:=[.D13]+[.E13]" office:value-type="date" office:date-value="2026-05-31" calcext:value-type="date">
            <text:p>31/05/2026</text:p>
          </table:table-cell>
          <table:table-cell table:style-name="ce53" office:value-type="percentage" office:value="0" calcext:value-type="percentage">
            <text:p>0%</text:p>
          </table:table-cell>
          <table:table-cell table:style-name="ce62" table:formula="of:=[.E13]-[.I13]" office:value-type="float" office:value="21" calcext:value-type="float">
            <text:p>21,00</text:p>
          </table:table-cell>
          <table:table-cell table:style-name="ce62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covered-table-cell table:style-name="ce8"/>
          <table:table-cell table:style-name="ce18" office:value-type="string" calcext:value-type="string">
            <text:p>Video tráiler</text:p>
          </table:table-cell>
          <table:table-cell table:style-name="ce25" office:value-type="date" office:date-value="2026-05-10" calcext:value-type="date">
            <text:p>10/05/2026</text:p>
          </table:table-cell>
          <table:table-cell table:style-name="ce36" office:value-type="float" office:value="21" calcext:value-type="float">
            <text:p>21</text:p>
          </table:table-cell>
          <table:table-cell table:style-name="ce25" table:formula="of:=[.D14]+[.E14]" office:value-type="date" office:date-value="2026-05-31" calcext:value-type="date">
            <text:p>31/05/2026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61" table:formula="of:=[.E14]-[.I14]" office:value-type="float" office:value="21" calcext:value-type="float">
            <text:p>21,00</text:p>
          </table:table-cell>
          <table:table-cell table:style-name="ce61" office:value-type="float" office:value="0" calcext:value-type="float">
            <text:p>0,00</text:p>
          </table:table-cell>
          <table:table-cell table:number-columns-repeated="7"/>
        </table:table-row>
        <table:table-row table:style-name="ro3">
          <table:table-cell table:number-columns-repeated="16"/>
        </table:table-row>
        <table:table-row table:style-name="ro3">
          <table:table-cell table:style-name="ce29" office:value-type="string" calcext:value-type="string">
            <text:p><text:s/></text:p>
          </table:table-cell>
          <table:table-cell table:style-name="ce29" table:number-columns-repeated="15"/>
        </table:table-row>
        <table:table-row table:style-name="ro4">
          <table:table-cell table:style-name="ce29"/>
          <table:table-cell table:style-name="ce29">
            <draw:frame table:end-cell-address="Datos.P47" table:end-x="0.814cm" table:end-y="0.14cm" draw:z-index="0" draw:style-name="gr1" draw:text-style-name="P1" svg:width="31.47cm" svg:height="14.596cm" svg:x="0.082cm" svg:y="0.149cm">
              <draw:object draw:notify-on-update-of-ranges="Datos.A3:Datos.C14 Datos.A16:Datos.A16 Datos.D3:Datos.D14 Datos.I1:Datos.I2 Datos.I3:Datos.I14 Datos.H1:Datos.H2 Datos.H3:Datos.H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9" table:number-columns-repeated="14"/>
        </table:table-row>
        <table:table-row table:style-name="ro4" table:number-rows-repeated="29">
          <table:table-cell table:style-name="ce29" table:number-columns-repeated="16"/>
        </table:table-row>
        <table:table-row table:style-name="ro1" table:number-rows-repeated="104852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3">
      <number:number number:decimal-places="0" number:min-decimal-places="0" number:min-integer-digits="1"/>
      <number:text>%</number:text>
    </number:percentage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-</number:text>
      <number:number number:decimal-places="0" number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Excel_5f_BuiltIn_5f_Percent" style:display-name="Excel_BuiltIn_Percent" style:family="table-cell" style:parent-style-name="Default" style:data-style-name="N113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9:27:56.737593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LV-es http://open-office.es</meta:initial-creator>
    <meta:creation-date>2015-05-22T20:25:52.95</meta:creation-date>
    <dc:date>2026-03-03T09:39:04.478731900</dc:date>
    <meta:editing-duration>PT2H56M53S</meta:editing-duration>
    <meta:editing-cycles>13</meta:editing-cycles>
    <meta:generator>LibreOffice/25.2.7.2$Windows_X86_64 LibreOffice_project/5cbfd1ab6520636bb5f7b99185aa69bd7456825d</meta:generator>
    <dc:description>Modelo de gráfico con un diagrama de Gantt realizado en Calc

http://open-office.es</dc:description>
    <meta:keyword>Gantt</meta:keyword>
    <meta:keyword>Diagrama</meta:keyword>
    <meta:keyword>Calc</meta:keyword>
    <dc:subject>Diagrama de Gantt en Calc</dc:subject>
    <dc:title>Diagrama de Gantt en Calc</dc:title>
    <meta:document-statistic meta:table-count="1" meta:cell-count="98" meta:object-count="1"/>
    <meta:user-defined meta:name="URL">http://open-office.es</meta:user-defined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svg:stroke-width="0.1cm" svg:stroke-color="#000080" draw:fill-color="#282c34" draw:gradient-step-count="0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color="#d4d4d4" fo:font-size="8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37">
      <style:chart-properties chart:display-label="true" chart:logarithmic="false" chart:minimum="46071" chart:maximum="46174" chart:origin="0" chart:interval-major="10" chart:gap-width="50" chart:reverse-direction="false" text:line-break="false" loext:try-staggering-first="true" chart:link-data-style-to-source="false" chart:axis-position="1"/>
      <style:graphic-properties svg:stroke-color="#616161"/>
      <style:text-properties fo:color="#d4d4d4" fo:font-size="8pt" style:font-size-asian="10pt" style:font-size-complex="10pt"/>
    </style:style>
    <style:style style:name="ch6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37">
      <style:chart-properties chart:link-data-style-to-source="true"/>
      <style:graphic-properties draw:stroke="none" draw:fill-color="#0a0a44" dr3d:edge-rounding="5%"/>
      <style:text-properties fo:font-size="10pt" style:font-size-asian="10pt" style:font-size-complex="10pt"/>
    </style:style>
    <style:style style:name="ch9" style:family="chart" style:data-style-name="N37">
      <style:chart-properties chart:link-data-style-to-source="true"/>
      <style:graphic-properties draw:stroke="none" draw:fill="gradient" draw:fill-color="#2c3e50" draw:fill-gradient-name="ChartGradient_20_10" draw:gradient-step-count="0" dr3d:edge-rounding="5%"/>
      <style:text-properties fo:font-size="10pt" style:font-size-asian="10pt" style:font-size-complex="10pt"/>
    </style:style>
    <style:style style:name="ch10" style:family="chart">
      <style:graphic-properties draw:stroke="solid" draw:fill="gradient" draw:fill-color="#ffffff" draw:fill-gradient-name="ChartGradient_20_11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71cm" svg:height="14.597cm" xlink:href=".." xlink:type="simple" chart:class="chart:bar" chart:style-name="ch1">
        <chart:plot-area chart:style-name="ch2" svg:x="0.079cm" svg:y="0.513cm" svg:width="31.293cm" svg:height="13.627cm">
          <chart:coordinate-region svg:x="4.184cm" svg:y="1.083cm" svg:width="27.188cm" svg:height="13.057cm"/>
          <chart:axis chart:dimension="x" chart:name="primary-x" chart:style-name="ch3" chartooo:axis-type="text">
            <chart:categories table:cell-range-address="Datos.A3:Datos.C1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os.D3:Datos.D14" chart:label-cell-address="Datos.A16:Datos.A16" chart:class="chart:bar">
            <chart:data-point chart:repeated="9"/>
            <chart:data-point chart:style-name="ch7"/>
            <chart:data-point chart:repeated="2"/>
          </chart:series>
          <chart:series chart:style-name="ch8" chart:values-cell-range-address="Datos.I3:Datos.I14" chart:label-cell-address="Datos.I1:Datos.I2" chart:class="chart:bar">
            <chart:data-point chart:repeated="12"/>
          </chart:series>
          <chart:series chart:style-name="ch9" chart:values-cell-range-address="Datos.H3:Datos.H14" chart:label-cell-address="Datos.H1:Datos.H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os.A16:Datos.A16</svg:desc>
                </draw:g>
              </table:table-cell>
              <table:table-cell office:value-type="string">
                <text:p>Realizado</text:p>
                <text:list>
                  <text:list-item>
                    <text:p/>
                  </text:list-item>
                  <text:list-item>
                    <text:p>Realizado</text:p>
                  </text:list-item>
                </text:list>
                <draw:g>
                  <svg:desc>Datos.I1:Datos.I2</svg:desc>
                </draw:g>
              </table:table-cell>
              <table:table-cell office:value-type="string">
                <text:p>Pendiente</text:p>
                <text:list>
                  <text:list-item>
                    <text:p/>
                  </text:list-item>
                  <text:list-item>
                    <text:p>Pendiente</text:p>
                  </text:list-item>
                </text:list>
                <draw:g>
                  <svg:desc>Datos.H1:Dato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dacción memori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dacción memoria</text:p>
                  </text:list-item>
                </text:list>
                <draw:g>
                  <svg:desc>Datos.A3:Datos.C14</svg:desc>
                </draw:g>
              </table:table-cell>
              <table:table-cell office:value-type="float" office:value="46070">
                <text:p>46070</text:p>
                <draw:g>
                  <svg:desc>Datos.D3:Datos.D14</svg:desc>
                </draw:g>
              </table:table-cell>
              <table:table-cell office:value-type="float" office:value="0">
                <text:p>0</text:p>
                <draw:g>
                  <svg:desc>Datos.I3:Datos.I14</svg:desc>
                </draw:g>
              </table:table-cell>
              <table:table-cell office:value-type="float" office:value="103">
                <text:p>103</text:p>
                <draw:g>
                  <svg:desc>Datos.H3:Datos.H14</svg:desc>
                </draw:g>
              </table:table-cell>
            </table:table-row>
            <table:table-row>
              <table:table-cell office:value-type="string">
                <text:p>PEC1 Recursos teóricos</text:p>
                <text:list>
                  <text:list-item>
                    <text:p/>
                  </text:list-item>
                  <text:list-item>
                    <text:p>PEC1</text:p>
                  </text:list-item>
                  <text:list-item>
                    <text:p>Recursos teóricos</text:p>
                  </text:list-item>
                </text:list>
              </table:table-cell>
              <table:table-cell office:value-type="float" office:value="46086">
                <text:p>460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C1 Redacción teóric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dacción teórica</text:p>
                  </text:list-item>
                </text:list>
              </table:table-cell>
              <table:table-cell office:value-type="float" office:value="46097">
                <text:p>4609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EC2 Búsqueda fuente</text:p>
                <text:list>
                  <text:list-item>
                    <text:p/>
                  </text:list-item>
                  <text:list-item>
                    <text:p>PEC2</text:p>
                  </text:list-item>
                  <text:list-item>
                    <text:p>Búsqueda fuente</text:p>
                  </text:list-item>
                </text:list>
              </table:table-cell>
              <table:table-cell office:value-type="float" office:value="46096">
                <text:p>4609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C2 Estudio previ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Estudio previo</text:p>
                  </text:list-item>
                </text:list>
              </table:table-cell>
              <table:table-cell office:value-type="float" office:value="46100">
                <text:p>461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C2 Propuesta diseñ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puesta diseño</text:p>
                  </text:list-item>
                </text:list>
              </table:table-cell>
              <table:table-cell office:value-type="float" office:value="46111">
                <text:p>461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C2 Elección de herramienta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Elección de herramientas</text:p>
                  </text:list-item>
                </text:list>
              </table:table-cell>
              <table:table-cell office:value-type="float" office:value="46122">
                <text:p>461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EC3 Diseño del producto</text:p>
                <text:list>
                  <text:list-item>
                    <text:p/>
                  </text:list-item>
                  <text:list-item>
                    <text:p>PEC3</text:p>
                  </text:list-item>
                  <text:list-item>
                    <text:p>Diseño del producto</text:p>
                  </text:list-item>
                </text:list>
              </table:table-cell>
              <table:table-cell office:value-type="float" office:value="46125">
                <text:p>4612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EC3 Implementació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Implementación</text:p>
                  </text:list-item>
                </text:list>
              </table:table-cell>
              <table:table-cell office:value-type="float" office:value="46131">
                <text:p>4613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EC4 Version final</text:p>
                <text:list>
                  <text:list-item>
                    <text:p/>
                  </text:list-item>
                  <text:list-item>
                    <text:p>PEC4</text:p>
                  </text:list-item>
                  <text:list-item>
                    <text:p>Version final</text:p>
                  </text:list-item>
                </text:list>
              </table:table-cell>
              <table:table-cell office:value-type="float" office:value="46146">
                <text:p>461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C4 Video defens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Video defensa</text:p>
                  </text:list-item>
                </text:list>
              </table:table-cell>
              <table:table-cell office:value-type="float" office:value="46152">
                <text:p>4615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EC4 Video tráile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Video tráiler</text:p>
                  </text:list-item>
                </text:list>
              </table:table-cell>
              <table:table-cell office:value-type="float" office:value="46152">
                <text:p>4615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>
      <loext:gradient-stop svg:offset="0" loext:color-type="rgb" loext:color-value="#ccccff"/>
      <loext:gradient-stop svg:offset="1" loext:color-type="rgb" loext:color-value="#9999ff"/>
    </draw:gradient>
    <draw:gradient draw:name="Blue_20_Gradient_20_2" draw:display-name="Blue Gradient 2" draw:style="linear" draw:start-color="#3399ff" draw:end-color="#006699" draw:start-intensity="100%" draw:end-intensity="100%" draw:angle="90deg" draw:border="0%">
      <loext:gradient-stop svg:offset="0" loext:color-type="rgb" loext:color-value="#3399ff"/>
      <loext:gradient-stop svg:offset="1" loext:color-type="rgb" loext:color-value="#006699"/>
    </draw:gradient>
    <draw:gradient draw:name="ChartGradient_20_1" draw:display-name="ChartGradient 1" draw:style="linear" draw:start-color="#ffffff" draw:end-color="#999999" draw:start-intensity="100%" draw:end-intensity="100%" draw:angle="90deg" draw:border="10%">
      <loext:gradient-stop svg:offset="0" loext:color-type="rgb" loext:color-value="#ffffff"/>
      <loext:gradient-stop svg:offset="1" loext:color-type="rgb" loext:color-value="#999999"/>
    </draw:gradient>
    <draw:gradient draw:name="ChartGradient_20_10" draw:display-name="ChartGradient 10" draw:style="linear" draw:start-color="#3b82f6" draw:end-color="#4b5eaa" draw:start-intensity="100%" draw:end-intensity="100%" draw:angle="30deg" draw:border="0%">
      <loext:gradient-stop svg:offset="0" loext:color-type="rgb" loext:color-value="#3b82f6"/>
      <loext:gradient-stop svg:offset="1" loext:color-type="rgb" loext:color-value="#4b5eaa"/>
    </draw:gradient>
    <draw:gradient draw:name="ChartGradient_20_11" draw:display-name="ChartGradient 11" draw:style="linear" draw:start-color="#1e1e1e" draw:end-color="#2d3748" draw:start-intensity="100%" draw:end-intensity="100%" draw:angle="90deg" draw:border="75%">
      <loext:gradient-stop svg:offset="0" loext:color-type="rgb" loext:color-value="#1e1e1e"/>
      <loext:gradient-stop svg:offset="1" loext:color-type="rgb" loext:color-value="#2d3748"/>
    </draw:gradient>
    <draw:gradient draw:name="ChartGradient_20_2" draw:display-name="ChartGradient 2" draw:style="linear" draw:start-color="#999999" draw:end-color="#000000" draw:start-intensity="100%" draw:end-intensity="100%" draw:angle="90deg" draw:border="10%">
      <loext:gradient-stop svg:offset="0" loext:color-type="rgb" loext:color-value="#999999"/>
      <loext:gradient-stop svg:offset="1" loext:color-type="rgb" loext:color-value="#000000"/>
    </draw:gradient>
    <draw:gradient draw:name="ChartGradient_20_3" draw:display-name="ChartGradient 3" draw:style="linear" draw:start-color="#999999" draw:end-color="#999999" draw:start-intensity="100%" draw:end-intensity="50%" draw:angle="90deg" draw:border="10%">
      <loext:gradient-stop svg:offset="0" loext:color-type="rgb" loext:color-value="#999999"/>
      <loext:gradient-stop svg:offset="1" loext:color-type="rgb" loext:color-value="#999999"/>
    </draw:gradient>
    <draw:gradient draw:name="ChartGradient_20_4" draw:display-name="ChartGradient 4" draw:style="linear" draw:start-color="#ffffff" draw:end-color="#999999" draw:start-intensity="100%" draw:end-intensity="100%" draw:angle="90deg" draw:border="75%">
      <loext:gradient-stop svg:offset="0" loext:color-type="rgb" loext:color-value="#ffffff"/>
      <loext:gradient-stop svg:offset="1" loext:color-type="rgb" loext:color-value="#999999"/>
    </draw:gradient>
    <draw:gradient draw:name="ChartGradient_20_5" draw:display-name="ChartGradient 5" draw:style="linear" draw:start-color="#1e1e1e" draw:end-color="#dddddd" draw:start-intensity="100%" draw:end-intensity="100%" draw:angle="90deg" draw:border="75%">
      <loext:gradient-stop svg:offset="0" loext:color-type="rgb" loext:color-value="#1e1e1e"/>
      <loext:gradient-stop svg:offset="1" loext:color-type="rgb" loext:color-value="#dddddd"/>
    </draw:gradient>
    <draw:gradient draw:name="ChartGradient_20_6" draw:display-name="ChartGradient 6" draw:style="linear" draw:start-color="#1e1e1e" draw:end-color="#2e2e3e" draw:start-intensity="100%" draw:end-intensity="100%" draw:angle="90deg" draw:border="75%">
      <loext:gradient-stop svg:offset="0" loext:color-type="rgb" loext:color-value="#1e1e1e"/>
      <loext:gradient-stop svg:offset="1" loext:color-type="rgb" loext:color-value="#2e2e3e"/>
    </draw:gradient>
    <draw:gradient draw:name="ChartGradient_20_7" draw:display-name="ChartGradient 7" draw:style="linear" draw:start-color="#1e1e1e" draw:end-color="#4f4f5f" draw:start-intensity="100%" draw:end-intensity="100%" draw:angle="90deg" draw:border="75%">
      <loext:gradient-stop svg:offset="0" loext:color-type="rgb" loext:color-value="#1e1e1e"/>
      <loext:gradient-stop svg:offset="1" loext:color-type="rgb" loext:color-value="#4f4f5f"/>
    </draw:gradient>
    <draw:gradient draw:name="ChartGradient_20_8" draw:display-name="ChartGradient 8" draw:style="linear" draw:start-color="#282c34" draw:end-color="#4f4f5f" draw:start-intensity="100%" draw:end-intensity="100%" draw:angle="90deg" draw:border="75%">
      <loext:gradient-stop svg:offset="0" loext:color-type="rgb" loext:color-value="#282c34"/>
      <loext:gradient-stop svg:offset="1" loext:color-type="rgb" loext:color-value="#4f4f5f"/>
    </draw:gradient>
    <draw:gradient draw:name="ChartGradient_20_9" draw:display-name="ChartGradient 9" draw:style="linear" draw:start-color="#4b5eaa" draw:end-color="#2c3e50" draw:start-intensity="100%" draw:end-intensity="100%" draw:angle="30deg" draw:border="0%">
      <loext:gradient-stop svg:offset="0" loext:color-type="rgb" loext:color-value="#4b5eaa"/>
      <loext:gradient-stop svg:offset="1" loext:color-type="rgb" loext:color-value="#2c3e50"/>
    </draw:gradient>
    <draw:gradient draw:name="Gray_20_Gradient_20_2" draw:display-name="Gray Gradient 2" draw:style="linear" draw:start-color="#eeeeee" draw:end-color="#999999" draw:start-intensity="100%" draw:end-intensity="100%" draw:angle="45deg" draw:border="30%">
      <loext:gradient-stop svg:offset="0" loext:color-type="rgb" loext:color-value="#eeeeee"/>
      <loext:gradient-stop svg:offset="1" loext:color-type="rgb" loext:color-value="#999999"/>
    </draw:gradient>
  </office:styles>
</office:document-styles>
</file>